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age-tag</text:p>
          </table:table-cell>
          <table:table-cell office:value-type="string">
            <text:p>rubu-tag</text:p>
          </table:table-cell>
          <table:table-cell office:value-type="string">
            <text:p>hizb-tag</text:p>
          </table:table-cell>
          <table:table-cell office:value-type="string">
            <text:p>juz-tag</text:p>
          </table:table-cell>
        </table:table-row>
        <table:table-row table:style-name="ro1">
          <table:table-cell office:value-type="string">
            <text:p>page-001</text:p>
          </table:table-cell>
          <table:table-cell office:value-type="string">
            <text:p>rubu-001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1</text:p>
          </table:table-cell>
          <table:table-cell office:value-type="string">
            <text:p>rubu-001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1</text:p>
          </table:table-cell>
          <table:table-cell office:value-type="string">
            <text:p>rubu-001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1</text:p>
          </table:table-cell>
          <table:table-cell office:value-type="string">
            <text:p>rubu-001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1</text:p>
          </table:table-cell>
          <table:table-cell office:value-type="string">
            <text:p>rubu-001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1</text:p>
          </table:table-cell>
          <table:table-cell office:value-type="string">
            <text:p>rubu-001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1</text:p>
          </table:table-cell>
          <table:table-cell office:value-type="string">
            <text:p>rubu-001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2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2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2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2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2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3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4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5</text:p>
          </table:table-cell>
          <table:table-cell office:value-type="string">
            <text:p>rubu-002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5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5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5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5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6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3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7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8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9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9</text:p>
          </table:table-cell>
          <table:table-cell office:value-type="string">
            <text:p>rubu-004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9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09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0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1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1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1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1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1</text:p>
          </table:table-cell>
          <table:table-cell office:value-type="string">
            <text:p>rubu-005</text:p>
          </table:table-cell>
          <table:table-cell office:value-type="string">
            <text:p>hizb-001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1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1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2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2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2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2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2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2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2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3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3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3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3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3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4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4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4</text:p>
          </table:table-cell>
          <table:table-cell office:value-type="string">
            <text:p>rubu-006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4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4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5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6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6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6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6</text:p>
          </table:table-cell>
          <table:table-cell office:value-type="string">
            <text:p>rubu-007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7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7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7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7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7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7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7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8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8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8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8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8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8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8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9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9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9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9</text:p>
          </table:table-cell>
          <table:table-cell office:value-type="string">
            <text:p>rubu-008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9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9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19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0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1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1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1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1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1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1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1</text:p>
          </table:table-cell>
          <table:table-cell office:value-type="string">
            <text:p>rubu-009</text:p>
          </table:table-cell>
          <table:table-cell office:value-type="string">
            <text:p>hizb-002</text:p>
          </table:table-cell>
          <table:table-cell office:value-type="string">
            <text:p>Juz-001</text:p>
          </table:table-cell>
        </table:table-row>
        <table:table-row table:style-name="ro1">
          <table:table-cell office:value-type="string">
            <text:p>page-022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2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2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2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3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0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4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5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5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5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5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5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5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6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6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6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6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6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6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6</text:p>
          </table:table-cell>
          <table:table-cell office:value-type="string">
            <text:p>rubu-011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7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7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7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7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7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8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8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8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8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8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9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9</text:p>
          </table:table-cell>
          <table:table-cell office:value-type="string">
            <text:p>rubu-012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9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29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0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0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0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0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0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0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1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1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1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1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1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1</text:p>
          </table:table-cell>
          <table:table-cell office:value-type="string">
            <text:p>rubu-013</text:p>
          </table:table-cell>
          <table:table-cell office:value-type="string">
            <text:p>hizb-003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2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3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3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3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3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3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4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4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4</text:p>
          </table:table-cell>
          <table:table-cell office:value-type="string">
            <text:p>rubu-014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4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5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5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5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5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5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6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6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6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6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6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6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7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7</text:p>
          </table:table-cell>
          <table:table-cell office:value-type="string">
            <text:p>rubu-015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7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8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8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8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8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6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39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0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0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0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1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1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1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1</text:p>
          </table:table-cell>
          <table:table-cell office:value-type="string">
            <text:p>rubu-017</text:p>
          </table:table-cell>
          <table:table-cell office:value-type="string">
            <text:p>hizb-004</text:p>
          </table:table-cell>
          <table:table-cell office:value-type="string">
            <text:p>Juz-002</text:p>
          </table:table-cell>
        </table:table-row>
        <table:table-row table:style-name="ro1">
          <table:table-cell office:value-type="string">
            <text:p>page-042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2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2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2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3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3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3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4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4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4</text:p>
          </table:table-cell>
          <table:table-cell office:value-type="string">
            <text:p>rubu-018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4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4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5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5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5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5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5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6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6</text:p>
          </table:table-cell>
          <table:table-cell office:value-type="string">
            <text:p>rubu-019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6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6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6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7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7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7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7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7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7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7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8</text:p>
          </table:table-cell>
          <table:table-cell office:value-type="string">
            <text:p>rubu-020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9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9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9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49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0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1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1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1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1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1</text:p>
          </table:table-cell>
          <table:table-cell office:value-type="string">
            <text:p>rubu-021</text:p>
          </table:table-cell>
          <table:table-cell office:value-type="string">
            <text:p>hizb-005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1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2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2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2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2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2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2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2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3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3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3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3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3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3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3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2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4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5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6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6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6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6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6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6</text:p>
          </table:table-cell>
          <table:table-cell office:value-type="string">
            <text:p>rubu-023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6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7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8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9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9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9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9</text:p>
          </table:table-cell>
          <table:table-cell office:value-type="string">
            <text:p>rubu-024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9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9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59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0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0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0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0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0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0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1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5</text:p>
          </table:table-cell>
          <table:table-cell office:value-type="string">
            <text:p>hizb-006</text:p>
          </table:table-cell>
          <table:table-cell office:value-type="string">
            <text:p>Juz-003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2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3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4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4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4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4</text:p>
          </table:table-cell>
          <table:table-cell office:value-type="string">
            <text:p>rubu-026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4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4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4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5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5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5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5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5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5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6</text:p>
          </table:table-cell>
          <table:table-cell office:value-type="string">
            <text:p>rubu-027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7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8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9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9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9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9</text:p>
          </table:table-cell>
          <table:table-cell office:value-type="string">
            <text:p>rubu-028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69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0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0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0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0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1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29</text:p>
          </table:table-cell>
          <table:table-cell office:value-type="string">
            <text:p>hizb-007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2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3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3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3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3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3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3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3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4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4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4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4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4</text:p>
          </table:table-cell>
          <table:table-cell office:value-type="string">
            <text:p>rubu-030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4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5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6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6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6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6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6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6</text:p>
          </table:table-cell>
          <table:table-cell office:value-type="string">
            <text:p>rubu-031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7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7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7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7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7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7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8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8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8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8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8</text:p>
          </table:table-cell>
          <table:table-cell office:value-type="string">
            <text:p>rubu-032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9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9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79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0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0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0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0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0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1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1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1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1</text:p>
          </table:table-cell>
          <table:table-cell office:value-type="string">
            <text:p>rubu-033</text:p>
          </table:table-cell>
          <table:table-cell office:value-type="string">
            <text:p>hizb-008</text:p>
          </table:table-cell>
          <table:table-cell office:value-type="string">
            <text:p>Juz-004</text:p>
          </table:table-cell>
        </table:table-row>
        <table:table-row table:style-name="ro1">
          <table:table-cell office:value-type="string">
            <text:p>page-082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2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2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3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3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3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3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3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3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3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4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4</text:p>
          </table:table-cell>
          <table:table-cell office:value-type="string">
            <text:p>rubu-034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4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4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5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5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5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5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5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5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5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6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6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6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6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6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6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6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5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7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8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8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8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8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8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8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6</text:p>
          </table:table-cell>
          <table:table-cell office:value-type="string">
            <text:p>hizb-009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89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0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0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0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0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0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1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1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1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1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1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1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1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2</text:p>
          </table:table-cell>
          <table:table-cell office:value-type="string">
            <text:p>rubu-037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2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2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2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2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3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3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3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4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4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4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4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4</text:p>
          </table:table-cell>
          <table:table-cell office:value-type="string">
            <text:p>rubu-038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4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4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5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5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5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5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6</text:p>
          </table:table-cell>
          <table:table-cell office:value-type="string">
            <text:p>rubu-039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7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8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8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8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8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8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8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9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9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9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9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9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9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099</text:p>
          </table:table-cell>
          <table:table-cell office:value-type="string">
            <text:p>rubu-040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0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0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0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0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0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0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1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1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1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1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1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1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1</text:p>
          </table:table-cell>
          <table:table-cell office:value-type="string">
            <text:p>rubu-041</text:p>
          </table:table-cell>
          <table:table-cell office:value-type="string">
            <text:p>hizb-010</text:p>
          </table:table-cell>
          <table:table-cell office:value-type="string">
            <text:p>Juz-005</text:p>
          </table:table-cell>
        </table:table-row>
        <table:table-row table:style-name="ro1">
          <table:table-cell office:value-type="string">
            <text:p>page-102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2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2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2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2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2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2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3</text:p>
          </table:table-cell>
          <table:table-cell office:value-type="string">
            <text:p>rubu-042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4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5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5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5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5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5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6</text:p>
          </table:table-cell>
          <table:table-cell office:value-type="string">
            <text:p>rubu-043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6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6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7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7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7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8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8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8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8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9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9</text:p>
          </table:table-cell>
          <table:table-cell office:value-type="string">
            <text:p>rubu-044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9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09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0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0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0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0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0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0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1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1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1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1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5</text:p>
          </table:table-cell>
          <table:table-cell office:value-type="string">
            <text:p>hizb-011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2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3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3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3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3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3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4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4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4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4</text:p>
          </table:table-cell>
          <table:table-cell office:value-type="string">
            <text:p>rubu-046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4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5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5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5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5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6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6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6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6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6</text:p>
          </table:table-cell>
          <table:table-cell office:value-type="string">
            <text:p>rubu-047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7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7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7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7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7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7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7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8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8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8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8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8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8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8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9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9</text:p>
          </table:table-cell>
          <table:table-cell office:value-type="string">
            <text:p>rubu-048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9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9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9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19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0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0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0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0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0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0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0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1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1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1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1</text:p>
          </table:table-cell>
          <table:table-cell office:value-type="string">
            <text:p>rubu-049</text:p>
          </table:table-cell>
          <table:table-cell office:value-type="string">
            <text:p>hizb-012</text:p>
          </table:table-cell>
          <table:table-cell office:value-type="string">
            <text:p>Juz-006</text:p>
          </table:table-cell>
        </table:table-row>
        <table:table-row table:style-name="ro1">
          <table:table-cell office:value-type="string">
            <text:p>page-121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1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2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2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2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2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2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2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2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3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3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3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3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3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0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4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5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5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5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5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5</text:p>
          </table:table-cell>
          <table:table-cell office:value-type="string">
            <text:p>rubu-051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6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6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6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6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6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7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7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7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7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7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7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7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8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2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29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0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1</text:p>
          </table:table-cell>
          <table:table-cell office:value-type="string">
            <text:p>rubu-053</text:p>
          </table:table-cell>
          <table:table-cell office:value-type="string">
            <text:p>hizb-013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2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3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4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4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4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4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4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4</text:p>
          </table:table-cell>
          <table:table-cell office:value-type="string">
            <text:p>rubu-054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4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5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6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6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6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6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6</text:p>
          </table:table-cell>
          <table:table-cell office:value-type="string">
            <text:p>rubu-055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7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8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9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9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9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39</text:p>
          </table:table-cell>
          <table:table-cell office:value-type="string">
            <text:p>rubu-056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0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0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0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0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0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0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0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1</text:p>
          </table:table-cell>
          <table:table-cell office:value-type="string">
            <text:p>rubu-057</text:p>
          </table:table-cell>
          <table:table-cell office:value-type="string">
            <text:p>hizb-014</text:p>
          </table:table-cell>
          <table:table-cell office:value-type="string">
            <text:p>Juz-007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2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3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3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3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3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3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3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4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4</text:p>
          </table:table-cell>
          <table:table-cell office:value-type="string">
            <text:p>rubu-058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4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4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4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4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5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5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5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5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5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5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5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6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6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6</text:p>
          </table:table-cell>
          <table:table-cell office:value-type="string">
            <text:p>rubu-059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6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6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7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7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7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7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8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8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8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8</text:p>
          </table:table-cell>
          <table:table-cell office:value-type="string">
            <text:p>rubu-060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8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9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9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9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9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9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49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0</text:p>
          </table:table-cell>
          <table:table-cell office:value-type="string">
            <text:p>rubu-061</text:p>
          </table:table-cell>
          <table:table-cell office:value-type="string">
            <text:p>hizb-015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1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2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3</text:p>
          </table:table-cell>
          <table:table-cell office:value-type="string">
            <text:p>rubu-062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4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4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4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4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4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4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4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5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5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5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5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5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5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3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6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7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7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7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7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7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7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8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8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8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8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4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59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0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1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1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1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1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1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1</text:p>
          </table:table-cell>
          <table:table-cell office:value-type="string">
            <text:p>rubu-065</text:p>
          </table:table-cell>
          <table:table-cell office:value-type="string">
            <text:p>hizb-016</text:p>
          </table:table-cell>
          <table:table-cell office:value-type="string">
            <text:p>Juz-008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2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3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6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4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5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6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6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6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6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6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6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6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7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7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7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7</text:p>
          </table:table-cell>
          <table:table-cell office:value-type="string">
            <text:p>rubu-067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7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7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8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8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8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8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8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8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9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9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9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9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9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69</text:p>
          </table:table-cell>
          <table:table-cell office:value-type="string">
            <text:p>rubu-068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0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0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0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0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1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1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1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1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1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1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2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2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2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2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2</text:p>
          </table:table-cell>
          <table:table-cell office:value-type="string">
            <text:p>rubu-069</text:p>
          </table:table-cell>
          <table:table-cell office:value-type="string">
            <text:p>hizb-017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3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4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0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5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6</text:p>
          </table:table-cell>
          <table:table-cell office:value-type="string">
            <text:p>rubu-071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7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8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2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79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0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1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1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1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1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1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1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1</text:p>
          </table:table-cell>
          <table:table-cell office:value-type="string">
            <text:p>rubu-073</text:p>
          </table:table-cell>
          <table:table-cell office:value-type="string">
            <text:p>hizb-018</text:p>
          </table:table-cell>
          <table:table-cell office:value-type="string">
            <text:p>Juz-009</text:p>
          </table:table-cell>
        </table:table-row>
        <table:table-row table:style-name="ro1">
          <table:table-cell office:value-type="string">
            <text:p>page-182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2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2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2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2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3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3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3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3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3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3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3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4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4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5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6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6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6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6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6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6</text:p>
          </table:table-cell>
          <table:table-cell office:value-type="string">
            <text:p>rubu-075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7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7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7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7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7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7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8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8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8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8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8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8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8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9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9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9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9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9</text:p>
          </table:table-cell>
          <table:table-cell office:value-type="string">
            <text:p>rubu-076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9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89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0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0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0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0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0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0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1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1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1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1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1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2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2</text:p>
          </table:table-cell>
          <table:table-cell office:value-type="string">
            <text:p>rubu-077</text:p>
          </table:table-cell>
          <table:table-cell office:value-type="string">
            <text:p>hizb-019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2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2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2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3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3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3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3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4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4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4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4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4</text:p>
          </table:table-cell>
          <table:table-cell office:value-type="string">
            <text:p>rubu-078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4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4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5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5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5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5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5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5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5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6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6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6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6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6</text:p>
          </table:table-cell>
          <table:table-cell office:value-type="string">
            <text:p>rubu-079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6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6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7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7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7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7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7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7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7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8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8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8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8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9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9</text:p>
          </table:table-cell>
          <table:table-cell office:value-type="string">
            <text:p>rubu-080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9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9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9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9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199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0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0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0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0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0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0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0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1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1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1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1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1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1</text:p>
          </table:table-cell>
          <table:table-cell office:value-type="string">
            <text:p>rubu-081</text:p>
          </table:table-cell>
          <table:table-cell office:value-type="string">
            <text:p>hizb-020</text:p>
          </table:table-cell>
          <table:table-cell office:value-type="string">
            <text:p>Juz-010</text:p>
          </table:table-cell>
        </table:table-row>
        <table:table-row table:style-name="ro1">
          <table:table-cell office:value-type="string">
            <text:p>page-201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2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2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2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2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2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2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3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3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3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3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3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3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3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4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4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4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4</text:p>
          </table:table-cell>
          <table:table-cell office:value-type="string">
            <text:p>rubu-082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4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5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5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5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5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5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5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6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6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6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6</text:p>
          </table:table-cell>
          <table:table-cell office:value-type="string">
            <text:p>rubu-083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6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7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7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7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7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7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7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7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8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8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8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8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8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8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4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09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0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0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0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0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0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0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1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1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1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1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1</text:p>
          </table:table-cell>
          <table:table-cell office:value-type="string">
            <text:p>rubu-085</text:p>
          </table:table-cell>
          <table:table-cell office:value-type="string">
            <text:p>hizb-021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2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3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6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4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5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6</text:p>
          </table:table-cell>
          <table:table-cell office:value-type="string">
            <text:p>rubu-087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7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8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8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19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0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1</text:p>
          </table:table-cell>
          <table:table-cell office:value-type="string">
            <text:p>rubu-089</text:p>
          </table:table-cell>
          <table:table-cell office:value-type="string">
            <text:p>hizb-022</text:p>
          </table:table-cell>
          <table:table-cell office:value-type="string">
            <text:p>Juz-011</text:p>
          </table:table-cell>
        </table:table-row>
        <table:table-row table:style-name="ro1">
          <table:table-cell office:value-type="string">
            <text:p>page-222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2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2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2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2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2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2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3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3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3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3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3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3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3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0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4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5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1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6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7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2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8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29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0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1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1</text:p>
          </table:table-cell>
          <table:table-cell office:value-type="string">
            <text:p>rubu-093</text:p>
          </table:table-cell>
          <table:table-cell office:value-type="string">
            <text:p>hizb-023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1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1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1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1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1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2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4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3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4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5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5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6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7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6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8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9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9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9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9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9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9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39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0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0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0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0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0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0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1</text:p>
          </table:table-cell>
          <table:table-cell office:value-type="string">
            <text:p>rubu-097</text:p>
          </table:table-cell>
          <table:table-cell office:value-type="string">
            <text:p>hizb-024</text:p>
          </table:table-cell>
          <table:table-cell office:value-type="string">
            <text:p>Juz-012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2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3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3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3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3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3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3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8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4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5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6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099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7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8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9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9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9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9</text:p>
          </table:table-cell>
          <table:table-cell office:value-type="string">
            <text:p>rubu-100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49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0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1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1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1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1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1</text:p>
          </table:table-cell>
          <table:table-cell office:value-type="string">
            <text:p>rubu-101</text:p>
          </table:table-cell>
          <table:table-cell office:value-type="string">
            <text:p>hizb-025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2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3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3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3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3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3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3</text:p>
          </table:table-cell>
          <table:table-cell office:value-type="string">
            <text:p>rubu-102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4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5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5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5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5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5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5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6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6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6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6</text:p>
          </table:table-cell>
          <table:table-cell office:value-type="string">
            <text:p>rubu-103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6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7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8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8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8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8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8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8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4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59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0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1</text:p>
          </table:table-cell>
          <table:table-cell office:value-type="string">
            <text:p>rubu-105</text:p>
          </table:table-cell>
          <table:table-cell office:value-type="string">
            <text:p>hizb-026</text:p>
          </table:table-cell>
          <table:table-cell office:value-type="string">
            <text:p>Juz-013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2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3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6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4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5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6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7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7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8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69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8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0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1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09</text:p>
          </table:table-cell>
          <table:table-cell office:value-type="string">
            <text:p>hizb-027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2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3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4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5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5</text:p>
          </table:table-cell>
          <table:table-cell office:value-type="string">
            <text:p>rubu-110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5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5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5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5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6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7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7</text:p>
          </table:table-cell>
          <table:table-cell office:value-type="string">
            <text:p>rubu-111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7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7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7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7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8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79</text:p>
          </table:table-cell>
          <table:table-cell office:value-type="string">
            <text:p>rubu-112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0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1</text:p>
          </table:table-cell>
          <table:table-cell office:value-type="string">
            <text:p>rubu-113</text:p>
          </table:table-cell>
          <table:table-cell office:value-type="string">
            <text:p>hizb-028</text:p>
          </table:table-cell>
          <table:table-cell office:value-type="string">
            <text:p>Juz-014</text:p>
          </table:table-cell>
        </table:table-row>
        <table:table-row table:style-name="ro1">
          <table:table-cell office:value-type="string">
            <text:p>page-282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2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2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2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2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2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2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3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4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4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5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6</text:p>
          </table:table-cell>
          <table:table-cell office:value-type="string">
            <text:p>rubu-115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7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8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6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89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0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7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2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29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3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4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5</text:p>
          </table:table-cell>
          <table:table-cell office:value-type="string">
            <text:p>rubu-118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5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5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5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5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6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6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6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6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6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6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6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7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7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7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7</text:p>
          </table:table-cell>
          <table:table-cell office:value-type="string">
            <text:p>rubu-119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7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7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7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8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0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299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0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1</text:p>
          </table:table-cell>
          <table:table-cell office:value-type="string">
            <text:p>rubu-121</text:p>
          </table:table-cell>
          <table:table-cell office:value-type="string">
            <text:p>hizb-030</text:p>
          </table:table-cell>
          <table:table-cell office:value-type="string">
            <text:p>Juz-015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2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3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2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4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5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3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6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7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8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4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09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0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1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5</text:p>
          </table:table-cell>
          <table:table-cell office:value-type="string">
            <text:p>hizb-031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2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3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4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6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5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6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7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7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8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8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19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0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1</text:p>
          </table:table-cell>
          <table:table-cell office:value-type="string">
            <text:p>rubu-129</text:p>
          </table:table-cell>
          <table:table-cell office:value-type="string">
            <text:p>hizb-032</text:p>
          </table:table-cell>
          <table:table-cell office:value-type="string">
            <text:p>Juz-016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2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3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0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4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5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1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6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7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8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2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29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0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1</text:p>
          </table:table-cell>
          <table:table-cell office:value-type="string">
            <text:p>rubu-133</text:p>
          </table:table-cell>
          <table:table-cell office:value-type="string">
            <text:p>hizb-033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2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2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2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2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2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3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4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4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5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5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5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5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5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5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5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5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6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7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8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6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39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0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1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1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1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1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1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1</text:p>
          </table:table-cell>
          <table:table-cell office:value-type="string">
            <text:p>rubu-137</text:p>
          </table:table-cell>
          <table:table-cell office:value-type="string">
            <text:p>hizb-034</text:p>
          </table:table-cell>
          <table:table-cell office:value-type="string">
            <text:p>Juz-017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2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3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4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4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4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4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8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5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6</text:p>
          </table:table-cell>
          <table:table-cell office:value-type="string">
            <text:p>rubu-139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7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8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49</text:p>
          </table:table-cell>
          <table:table-cell office:value-type="string">
            <text:p>rubu-140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0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1</text:p>
          </table:table-cell>
          <table:table-cell office:value-type="string">
            <text:p>rubu-141</text:p>
          </table:table-cell>
          <table:table-cell office:value-type="string">
            <text:p>hizb-035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2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2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2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2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2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2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2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3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3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3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3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4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4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4</text:p>
          </table:table-cell>
          <table:table-cell office:value-type="string">
            <text:p>rubu-142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4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4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5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5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5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5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5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5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5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3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6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7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7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7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7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7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8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8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8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9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9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9</text:p>
          </table:table-cell>
          <table:table-cell office:value-type="string">
            <text:p>rubu-144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9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59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0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1</text:p>
          </table:table-cell>
          <table:table-cell office:value-type="string">
            <text:p>rubu-145</text:p>
          </table:table-cell>
          <table:table-cell office:value-type="string">
            <text:p>hizb-036</text:p>
          </table:table-cell>
          <table:table-cell office:value-type="string">
            <text:p>Juz-018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2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3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6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4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5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6</text:p>
          </table:table-cell>
          <table:table-cell office:value-type="string">
            <text:p>rubu-147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7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8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8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69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0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49</text:p>
          </table:table-cell>
          <table:table-cell office:value-type="string">
            <text:p>hizb-037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1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2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3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0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4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5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6</text:p>
          </table:table-cell>
          <table:table-cell office:value-type="string">
            <text:p>rubu-151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7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8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2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79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0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1</text:p>
          </table:table-cell>
          <table:table-cell office:value-type="string">
            <text:p>rubu-153</text:p>
          </table:table-cell>
          <table:table-cell office:value-type="string">
            <text:p>hizb-038</text:p>
          </table:table-cell>
          <table:table-cell office:value-type="string">
            <text:p>Juz-019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2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3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4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4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5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5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6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7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8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8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8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8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8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8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8</text:p>
          </table:table-cell>
          <table:table-cell office:value-type="string">
            <text:p>rubu-156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9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9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9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9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9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9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89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0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1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1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1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1</text:p>
          </table:table-cell>
          <table:table-cell office:value-type="string">
            <text:p>rubu-157</text:p>
          </table:table-cell>
          <table:table-cell office:value-type="string">
            <text:p>hizb-039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2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3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4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4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4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4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4</text:p>
          </table:table-cell>
          <table:table-cell office:value-type="string">
            <text:p>rubu-158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4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4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5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5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5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5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5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5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5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59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6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7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8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9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9</text:p>
          </table:table-cell>
          <table:table-cell office:value-type="string">
            <text:p>rubu-160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9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9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9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9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399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0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1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1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1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1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1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1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1</text:p>
          </table:table-cell>
          <table:table-cell office:value-type="string">
            <text:p>rubu-161</text:p>
          </table:table-cell>
          <table:table-cell office:value-type="string">
            <text:p>hizb-040</text:p>
          </table:table-cell>
          <table:table-cell office:value-type="string">
            <text:p>Juz-020</text:p>
          </table:table-cell>
        </table:table-row>
        <table:table-row table:style-name="ro1">
          <table:table-cell office:value-type="string">
            <text:p>page-402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2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2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2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2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2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2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3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2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4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5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6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3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7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8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09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4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0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1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2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5</text:p>
          </table:table-cell>
          <table:table-cell office:value-type="string">
            <text:p>hizb-041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3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4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4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4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4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4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4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6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5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6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7</text:p>
          </table:table-cell>
          <table:table-cell office:value-type="string">
            <text:p>rubu-167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8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8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8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8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8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8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19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0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0</text:p>
          </table:table-cell>
          <table:table-cell office:value-type="string">
            <text:p>rubu-168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0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0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0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0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0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1</text:p>
          </table:table-cell>
          <table:table-cell office:value-type="string">
            <text:p>rubu-169</text:p>
          </table:table-cell>
          <table:table-cell office:value-type="string">
            <text:p>hizb-042</text:p>
          </table:table-cell>
          <table:table-cell office:value-type="string">
            <text:p>Juz-021</text:p>
          </table:table-cell>
        </table:table-row>
        <table:table-row table:style-name="ro1">
          <table:table-cell office:value-type="string">
            <text:p>page-422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2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2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2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2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3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4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4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4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4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4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4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4</text:p>
          </table:table-cell>
          <table:table-cell office:value-type="string">
            <text:p>rubu-170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5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5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5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5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1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6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7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8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8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8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8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8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8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8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9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9</text:p>
          </table:table-cell>
          <table:table-cell office:value-type="string">
            <text:p>rubu-172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9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9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9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9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29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0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3</text:p>
          </table:table-cell>
          <table:table-cell office:value-type="string">
            <text:p>hizb-043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1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2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4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3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4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5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6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6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6</text:p>
          </table:table-cell>
          <table:table-cell office:value-type="string">
            <text:p>rubu-175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6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6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6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6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7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8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9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9</text:p>
          </table:table-cell>
          <table:table-cell office:value-type="string">
            <text:p>rubu-176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9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9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9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39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0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1</text:p>
          </table:table-cell>
          <table:table-cell office:value-type="string">
            <text:p>rubu-177</text:p>
          </table:table-cell>
          <table:table-cell office:value-type="string">
            <text:p>hizb-044</text:p>
          </table:table-cell>
          <table:table-cell office:value-type="string">
            <text:p>Juz-022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2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3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8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4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5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79</text:p>
          </table:table-cell>
          <table:table-cell office:value-type="string">
            <text:p>hizb-044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6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7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8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0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49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0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1</text:p>
          </table:table-cell>
          <table:table-cell office:value-type="string">
            <text:p>hizb-045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1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2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3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2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4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5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3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6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7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8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9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9</text:p>
          </table:table-cell>
          <table:table-cell office:value-type="string">
            <text:p>rubu-184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9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9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59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0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1</text:p>
          </table:table-cell>
          <table:table-cell office:value-type="string">
            <text:p>rubu-185</text:p>
          </table:table-cell>
          <table:table-cell office:value-type="string">
            <text:p>hizb-046</text:p>
          </table:table-cell>
          <table:table-cell office:value-type="string">
            <text:p>Juz-023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2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3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3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3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3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3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3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3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6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4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5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6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6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6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6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6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6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6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7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7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8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8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69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0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1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1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1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1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1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1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1</text:p>
          </table:table-cell>
          <table:table-cell office:value-type="string">
            <text:p>rubu-189</text:p>
          </table:table-cell>
          <table:table-cell office:value-type="string">
            <text:p>hizb-047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2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3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0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4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5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6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1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7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8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2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79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0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1</text:p>
          </table:table-cell>
          <table:table-cell office:value-type="string">
            <text:p>rubu-193</text:p>
          </table:table-cell>
          <table:table-cell office:value-type="string">
            <text:p>hizb-048</text:p>
          </table:table-cell>
          <table:table-cell office:value-type="string">
            <text:p>Juz-024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2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3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4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4</text:p>
          </table:table-cell>
          <table:table-cell office:value-type="string">
            <text:p>rubu-194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4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4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4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5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5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5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5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5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5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5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5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6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7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8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8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8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8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8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8</text:p>
          </table:table-cell>
          <table:table-cell office:value-type="string">
            <text:p>rubu-196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8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89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0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7</text:p>
          </table:table-cell>
          <table:table-cell office:value-type="string">
            <text:p>hizb-049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1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2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8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3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4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5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199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6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7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8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0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499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0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1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1</text:p>
          </table:table-cell>
          <table:table-cell office:value-type="string">
            <text:p>hizb-050</text:p>
          </table:table-cell>
          <table:table-cell office:value-type="string">
            <text:p>Juz-025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2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3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4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4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4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4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4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4</text:p>
          </table:table-cell>
          <table:table-cell office:value-type="string">
            <text:p>rubu-202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5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6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6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6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6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6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6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6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3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7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8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09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4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0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1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2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2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2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2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2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2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5</text:p>
          </table:table-cell>
          <table:table-cell office:value-type="string">
            <text:p>hizb-051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3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4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4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4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4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4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5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5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5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5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5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6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6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6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6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6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6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6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7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7</text:p>
          </table:table-cell>
          <table:table-cell office:value-type="string">
            <text:p>rubu-206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7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7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7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7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7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8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7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19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2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0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1</text:p>
          </table:table-cell>
          <table:table-cell office:value-type="string">
            <text:p>rubu-208</text:p>
          </table:table-cell>
          <table:table-cell office:value-type="string">
            <text:p>hizb-053</text:p>
          </table:table-cell>
          <table:table-cell office:value-type="string">
            <text:p>Juz-026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2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3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09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4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5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0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6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7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8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1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29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0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2</text:p>
          </table:table-cell>
          <table:table-cell office:value-type="string">
            <text:p>hizb-053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1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2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3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3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4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5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4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6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7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8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9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9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9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9</text:p>
          </table:table-cell>
          <table:table-cell office:value-type="string">
            <text:p>rubu-215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9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9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39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0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0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0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0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0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0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1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1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1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1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1</text:p>
          </table:table-cell>
          <table:table-cell office:value-type="string">
            <text:p>rubu-216</text:p>
          </table:table-cell>
          <table:table-cell office:value-type="string">
            <text:p>hizb-054</text:p>
          </table:table-cell>
          <table:table-cell office:value-type="string">
            <text:p>Juz-027</text:p>
          </table:table-cell>
        </table:table-row>
        <table:table-row table:style-name="ro1">
          <table:table-cell office:value-type="string">
            <text:p>page-542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2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2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2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2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2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3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3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3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3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3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7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4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5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5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5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5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6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6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6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6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6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6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7</text:p>
          </table:table-cell>
          <table:table-cell office:value-type="string">
            <text:p>rubu-218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7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7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7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7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7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7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8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9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9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9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9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49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0</text:p>
          </table:table-cell>
          <table:table-cell office:value-type="string">
            <text:p>rubu-219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0</text:p>
          </table:table-cell>
          <table:table-cell office:value-type="string">
            <text:p>rubu-220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0</text:p>
          </table:table-cell>
          <table:table-cell office:value-type="string">
            <text:p>rubu-220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0</text:p>
          </table:table-cell>
          <table:table-cell office:value-type="string">
            <text:p>rubu-220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0</text:p>
          </table:table-cell>
          <table:table-cell office:value-type="string">
            <text:p>rubu-220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0</text:p>
          </table:table-cell>
          <table:table-cell office:value-type="string">
            <text:p>rubu-220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1</text:p>
          </table:table-cell>
          <table:table-cell office:value-type="string">
            <text:p>rubu-220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1</text:p>
          </table:table-cell>
          <table:table-cell office:value-type="string">
            <text:p>rubu-220</text:p>
          </table:table-cell>
          <table:table-cell office:value-type="string">
            <text:p>hizb-055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1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1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1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1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1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2</text:p>
          </table:table-cell>
          <table:table-cell office:value-type="string">
            <text:p>rubu-220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3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4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4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4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4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4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4</text:p>
          </table:table-cell>
          <table:table-cell office:value-type="string">
            <text:p>rubu-221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4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5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5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5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5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5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5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5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6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7</text:p>
          </table:table-cell>
          <table:table-cell office:value-type="string">
            <text:p>rubu-222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8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8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8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8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8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9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9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9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9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9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9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59</text:p>
          </table:table-cell>
          <table:table-cell office:value-type="string">
            <text:p>rubu-223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0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0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0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0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0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0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0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1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1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1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1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1</text:p>
          </table:table-cell>
          <table:table-cell office:value-type="string">
            <text:p>rubu-224</text:p>
          </table:table-cell>
          <table:table-cell office:value-type="string">
            <text:p>hizb-056</text:p>
          </table:table-cell>
          <table:table-cell office:value-type="string">
            <text:p>Juz-028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2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3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5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4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5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6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6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7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8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7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69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0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1</text:p>
          </table:table-cell>
          <table:table-cell office:value-type="string">
            <text:p>rubu-228</text:p>
          </table:table-cell>
          <table:table-cell office:value-type="string">
            <text:p>hizb-057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2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3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4</text:p>
          </table:table-cell>
          <table:table-cell office:value-type="string">
            <text:p>rubu-229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5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6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0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7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8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1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79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0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1</text:p>
          </table:table-cell>
          <table:table-cell office:value-type="string">
            <text:p>rubu-232</text:p>
          </table:table-cell>
          <table:table-cell office:value-type="string">
            <text:p>hizb-058</text:p>
          </table:table-cell>
          <table:table-cell office:value-type="string">
            <text:p>Juz-029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2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3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4</text:p>
          </table:table-cell>
          <table:table-cell office:value-type="string">
            <text:p>rubu-233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5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6</text:p>
          </table:table-cell>
          <table:table-cell office:value-type="string">
            <text:p>rubu-234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7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8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5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89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0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6</text:p>
          </table:table-cell>
          <table:table-cell office:value-type="string">
            <text:p>hizb-059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1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2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3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7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4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5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8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6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7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8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599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39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0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1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2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3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  <table:table-row table:style-name="ro1">
          <table:table-cell office:value-type="string">
            <text:p>page-604</text:p>
          </table:table-cell>
          <table:table-cell office:value-type="string">
            <text:p>rubu-240</text:p>
          </table:table-cell>
          <table:table-cell office:value-type="string">
            <text:p>hizb-060</text:p>
          </table:table-cell>
          <table:table-cell office:value-type="string">
            <text:p>Juz-03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14:2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 Moallin</meta:initial-creator>
    <meta:creation-date>2017-04-24T13:45:59</meta:creation-date>
    <dc:date>2017-04-24T14:23:36</dc:date>
    <dc:creator>HA Moallin</dc:creator>
    <meta:editing-duration>PT37M38S</meta:editing-duration>
    <meta:editing-cycles>3</meta:editing-cycles>
    <meta:generator>OpenOffice/4.1.2$Unix OpenOffice.org_project/412m3$Build-9782</meta:generator>
    <meta:document-statistic meta:table-count="3" meta:cell-count="24948" meta:object-count="0"/>
  </office:meta>
</office:document-meta>
</file>